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234" calcext:value-type="float">
            <text:p>0,04234</text:p>
          </table:table-cell>
          <table:table-cell office:value-type="float" office:value="0.04077" calcext:value-type="float">
            <text:p>0,04077</text:p>
          </table:table-cell>
          <table:table-cell office:value-type="float" office:value="0.02094" calcext:value-type="float">
            <text:p>0,02094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2468" calcext:value-type="float">
            <text:p>0,02468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2" calcext:value-type="float">
            <text:p>0,00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137" calcext:value-type="float">
            <text:p>0,16137</text:p>
          </table:table-cell>
          <table:table-cell office:value-type="float" office:value="0.1631" calcext:value-type="float">
            <text:p>0,1631</text:p>
          </table:table-cell>
          <table:table-cell office:value-type="float" office:value="0.08233" calcext:value-type="float">
            <text:p>0,08233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10701" calcext:value-type="float">
            <text:p>0,10701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9592" calcext:value-type="float">
            <text:p>0,09592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6445" calcext:value-type="float">
            <text:p>0,36445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18449" calcext:value-type="float">
            <text:p>0,18449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24511" calcext:value-type="float">
            <text:p>0,24511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21557" calcext:value-type="float">
            <text:p>0,21557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09" calcext:value-type="float">
            <text:p>0,00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4829" calcext:value-type="float">
            <text:p>0,64829</text:p>
          </table:table-cell>
          <table:table-cell office:value-type="float" office:value="0.66173" calcext:value-type="float">
            <text:p>0,66173</text:p>
          </table:table-cell>
          <table:table-cell office:value-type="float" office:value="0.32727" calcext:value-type="float">
            <text:p>0,32727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42256" calcext:value-type="float">
            <text:p>0,42256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3824" calcext:value-type="float">
            <text:p>0,3824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41" calcext:value-type="float">
            <text:p>0,00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146" calcext:value-type="float">
            <text:p>1,0146</text:p>
          </table:table-cell>
          <table:table-cell office:value-type="float" office:value="1.03271" calcext:value-type="float">
            <text:p>1,03271</text:p>
          </table:table-cell>
          <table:table-cell office:value-type="float" office:value="0.51113" calcext:value-type="float">
            <text:p>0,51113</text:p>
          </table:table-cell>
          <table:table-cell office:value-type="float" office:value="0.000642" calcext:value-type="float">
            <text:p>0,000642</text:p>
          </table:table-cell>
          <table:table-cell office:value-type="float" office:value="0.65656" calcext:value-type="float">
            <text:p>0,65656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.46183" calcext:value-type="float">
            <text:p>1,46183</text:p>
          </table:table-cell>
          <table:table-cell office:value-type="float" office:value="1.48308" calcext:value-type="float">
            <text:p>1,48308</text:p>
          </table:table-cell>
          <table:table-cell office:value-type="float" office:value="0.73483" calcext:value-type="float">
            <text:p>0,73483</text:p>
          </table:table-cell>
          <table:table-cell office:value-type="float" office:value="0.000782" calcext:value-type="float">
            <text:p>0,000782</text:p>
          </table:table-cell>
          <table:table-cell office:value-type="float" office:value="0.94261" calcext:value-type="float">
            <text:p>0,94261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85559" calcext:value-type="float">
            <text:p>0,8555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219" calcext:value-type="float">
            <text:p>0,002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9917" calcext:value-type="float">
            <text:p>1,9917</text:p>
          </table:table-cell>
          <table:table-cell office:value-type="float" office:value="2.01788" calcext:value-type="float">
            <text:p>2,01788</text:p>
          </table:table-cell>
          <table:table-cell office:value-type="float" office:value="1.00039" calcext:value-type="float">
            <text:p>1,00039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1.28955" calcext:value-type="float">
            <text:p>1,28955</text:p>
          </table:table-cell>
          <table:table-cell office:value-type="float" office:value="0.00141" calcext:value-type="float">
            <text:p>0,00141</text:p>
          </table:table-cell>
          <table:table-cell office:value-type="float" office:value="1.17784" calcext:value-type="float">
            <text:p>1,17784</text:p>
          </table:table-cell>
          <table:table-cell office:value-type="float" office:value="0.00469" calcext:value-type="float">
            <text:p>0,00469</text:p>
          </table:table-cell>
          <table:table-cell office:value-type="float" office:value="0.00237" calcext:value-type="float">
            <text:p>0,002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601" calcext:value-type="float">
            <text:p>2,601</text:p>
          </table:table-cell>
          <table:table-cell office:value-type="float" office:value="2.63671" calcext:value-type="float">
            <text:p>2,63671</text:p>
          </table:table-cell>
          <table:table-cell office:value-type="float" office:value="1.33904" calcext:value-type="float">
            <text:p>1,33904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1.68003" calcext:value-type="float">
            <text:p>1,68003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1.5207" calcext:value-type="float">
            <text:p>1,5207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00296" calcext:value-type="float">
            <text:p>0,002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2976" calcext:value-type="float">
            <text:p>3,2976</text:p>
          </table:table-cell>
          <table:table-cell office:value-type="float" office:value="3.33569" calcext:value-type="float">
            <text:p>3,33569</text:p>
          </table:table-cell>
          <table:table-cell office:value-type="float" office:value="1.65103" calcext:value-type="float">
            <text:p>1,65103</text:p>
          </table:table-cell>
          <table:table-cell office:value-type="float" office:value="0.001248" calcext:value-type="float">
            <text:p>0,001248</text:p>
          </table:table-cell>
          <table:table-cell office:value-type="float" office:value="2.12497" calcext:value-type="float">
            <text:p>2,12497</text:p>
          </table:table-cell>
          <table:table-cell office:value-type="float" office:value="0.001955" calcext:value-type="float">
            <text:p>0,001955</text:p>
          </table:table-cell>
          <table:table-cell office:value-type="float" office:value="1.93954" calcext:value-type="float">
            <text:p>1,93954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344" calcext:value-type="float">
            <text:p>0,00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678" calcext:value-type="float">
            <text:p>4,0678</text:p>
          </table:table-cell>
          <table:table-cell office:value-type="float" office:value="4.11975" calcext:value-type="float">
            <text:p>4,11975</text:p>
          </table:table-cell>
          <table:table-cell office:value-type="float" office:value="2.03889" calcext:value-type="float">
            <text:p>2,03889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2.62423" calcext:value-type="float">
            <text:p>2,62423</text:p>
          </table:table-cell>
          <table:table-cell office:value-type="float" office:value="0.001955" calcext:value-type="float">
            <text:p>0,001955</text:p>
          </table:table-cell>
          <table:table-cell office:value-type="float" office:value="2.43864" calcext:value-type="float">
            <text:p>2,43864</text:p>
          </table:table-cell>
          <table:table-cell office:value-type="float" office:value="0.00688" calcext:value-type="float">
            <text:p>0,00688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9223" calcext:value-type="float">
            <text:p>4,9223</text:p>
          </table:table-cell>
          <table:table-cell office:value-type="float" office:value="4.9848" calcext:value-type="float">
            <text:p>4,9848</text:p>
          </table:table-cell>
          <table:table-cell office:value-type="float" office:value="2.46677" calcext:value-type="float">
            <text:p>2,46677</text:p>
          </table:table-cell>
          <table:table-cell office:value-type="float" office:value="0.001577" calcext:value-type="float">
            <text:p>0,001577</text:p>
          </table:table-cell>
          <table:table-cell office:value-type="float" office:value="3.17238" calcext:value-type="float">
            <text:p>3,17238</text:p>
          </table:table-cell>
          <table:table-cell office:value-type="float" office:value="0.002575" calcext:value-type="float">
            <text:p>0,002575</text:p>
          </table:table-cell>
          <table:table-cell office:value-type="float" office:value="2.86386" calcext:value-type="float">
            <text:p>2,86386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438" calcext:value-type="float">
            <text:p>0,004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8627" calcext:value-type="float">
            <text:p>5,8627</text:p>
          </table:table-cell>
          <table:table-cell office:value-type="float" office:value="5.93695" calcext:value-type="float">
            <text:p>5,93695</text:p>
          </table:table-cell>
          <table:table-cell office:value-type="float" office:value="2.99163" calcext:value-type="float">
            <text:p>2,99163</text:p>
          </table:table-cell>
          <table:table-cell office:value-type="float" office:value="0.001673" calcext:value-type="float">
            <text:p>0,001673</text:p>
          </table:table-cell>
          <table:table-cell office:value-type="float" office:value="3.77646" calcext:value-type="float">
            <text:p>3,77646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3.44685" calcext:value-type="float">
            <text:p>3,44685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84" calcext:value-type="float">
            <text:p>0,004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9468" calcext:value-type="float">
            <text:p>6,9468</text:p>
          </table:table-cell>
          <table:table-cell office:value-type="float" office:value="6.97795" calcext:value-type="float">
            <text:p>6,97795</text:p>
          </table:table-cell>
          <table:table-cell office:value-type="float" office:value="3.45325" calcext:value-type="float">
            <text:p>3,45325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4.43239" calcext:value-type="float">
            <text:p>4,43239</text:p>
          </table:table-cell>
          <table:table-cell office:value-type="float" office:value="0.002805" calcext:value-type="float">
            <text:p>0,002805</text:p>
          </table:table-cell>
          <table:table-cell office:value-type="float" office:value="3.9964" calcext:value-type="float">
            <text:p>3,9964</text:p>
          </table:table-cell>
          <table:table-cell office:value-type="float" office:value="0.00876" calcext:value-type="float">
            <text:p>0,00876</text:p>
          </table:table-cell>
          <table:table-cell office:value-type="float" office:value="0.00516" calcext:value-type="float">
            <text:p>0,005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0684" calcext:value-type="float">
            <text:p>8,0684</text:p>
          </table:table-cell>
          <table:table-cell office:value-type="float" office:value="8.08962" calcext:value-type="float">
            <text:p>8,08962</text:p>
          </table:table-cell>
          <table:table-cell office:value-type="float" office:value="3.99593" calcext:value-type="float">
            <text:p>3,99593</text:p>
          </table:table-cell>
          <table:table-cell office:value-type="float" office:value="0.001965" calcext:value-type="float">
            <text:p>0,001965</text:p>
          </table:table-cell>
          <table:table-cell office:value-type="float" office:value="5.14066" calcext:value-type="float">
            <text:p>5,14066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4.63609" calcext:value-type="float">
            <text:p>4,6360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562" calcext:value-type="float">
            <text:p>0,00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2869" calcext:value-type="float">
            <text:p>9,2869</text:p>
          </table:table-cell>
          <table:table-cell office:value-type="float" office:value="9.29141" calcext:value-type="float">
            <text:p>9,29141</text:p>
          </table:table-cell>
          <table:table-cell office:value-type="float" office:value="4.58517" calcext:value-type="float">
            <text:p>4,58517</text:p>
          </table:table-cell>
          <table:table-cell office:value-type="float" office:value="0.002094" calcext:value-type="float">
            <text:p>0,002094</text:p>
          </table:table-cell>
          <table:table-cell office:value-type="float" office:value="5.90642" calcext:value-type="float">
            <text:p>5,90642</text:p>
          </table:table-cell>
          <table:table-cell office:value-type="float" office:value="0.003355" calcext:value-type="float">
            <text:p>0,003355</text:p>
          </table:table-cell>
          <table:table-cell office:value-type="float" office:value="5.3214" calcext:value-type="float">
            <text:p>5,3214</text:p>
          </table:table-cell>
          <table:table-cell office:value-type="float" office:value="0.01031" calcext:value-type="float">
            <text:p>0,01031</text:p>
          </table:table-cell>
          <table:table-cell office:value-type="float" office:value="0.00609" calcext:value-type="float">
            <text:p>0,006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288" calcext:value-type="float">
            <text:p>10,4288</text:p>
          </table:table-cell>
          <table:table-cell office:value-type="float" office:value="10.5735" calcext:value-type="float">
            <text:p>10,5735</text:p>
          </table:table-cell>
          <table:table-cell office:value-type="float" office:value="5.21705" calcext:value-type="float">
            <text:p>5,21705</text:p>
          </table:table-cell>
          <table:table-cell office:value-type="float" office:value="0.002328" calcext:value-type="float">
            <text:p>0,002328</text:p>
          </table:table-cell>
          <table:table-cell office:value-type="float" office:value="6.72374" calcext:value-type="float">
            <text:p>6,72374</text:p>
          </table:table-cell>
          <table:table-cell office:value-type="float" office:value="0.00367" calcext:value-type="float">
            <text:p>0,00367</text:p>
          </table:table-cell>
          <table:table-cell office:value-type="float" office:value="6.06388" calcext:value-type="float">
            <text:p>6,06388</text:p>
          </table:table-cell>
          <table:table-cell office:value-type="float" office:value="0.01079" calcext:value-type="float">
            <text:p>0,01079</text:p>
          </table:table-cell>
          <table:table-cell office:value-type="float" office:value="0.00625" calcext:value-type="float">
            <text:p>0,006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7738" calcext:value-type="float">
            <text:p>11,7738</text:p>
          </table:table-cell>
          <table:table-cell office:value-type="float" office:value="11.93886" calcext:value-type="float">
            <text:p>11,93886</text:p>
          </table:table-cell>
          <table:table-cell office:value-type="float" office:value="5.89348" calcext:value-type="float">
            <text:p>5,89348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7.58213" calcext:value-type="float">
            <text:p>7,58213</text:p>
          </table:table-cell>
          <table:table-cell office:value-type="float" office:value="0.00398" calcext:value-type="float">
            <text:p>0,00398</text:p>
          </table:table-cell>
          <table:table-cell office:value-type="float" office:value="6.83808" calcext:value-type="float">
            <text:p>6,83808</text:p>
          </table:table-cell>
          <table:table-cell office:value-type="float" office:value="0.01187" calcext:value-type="float">
            <text:p>0,01187</text:p>
          </table:table-cell>
          <table:table-cell office:value-type="float" office:value="0.00687" calcext:value-type="float">
            <text:p>0,006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3.2125" calcext:value-type="float">
            <text:p>13,2125</text:p>
          </table:table-cell>
          <table:table-cell office:value-type="float" office:value="13.38593" calcext:value-type="float">
            <text:p>13,38593</text:p>
          </table:table-cell>
          <table:table-cell office:value-type="float" office:value="6.60157" calcext:value-type="float">
            <text:p>6,60157</text:p>
          </table:table-cell>
          <table:table-cell office:value-type="float" office:value="0.002673" calcext:value-type="float">
            <text:p>0,002673</text:p>
          </table:table-cell>
          <table:table-cell office:value-type="float" office:value="8.50206" calcext:value-type="float">
            <text:p>8,50206</text:p>
          </table:table-cell>
          <table:table-cell office:value-type="float" office:value="0.004055" calcext:value-type="float">
            <text:p>0,004055</text:p>
          </table:table-cell>
          <table:table-cell office:value-type="float" office:value="7.6032" calcext:value-type="float">
            <text:p>7,603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2" calcext:value-type="float">
            <text:p>0,00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91641" calcext:value-type="float">
            <text:p>14,91641</text:p>
          </table:table-cell>
          <table:table-cell office:value-type="float" office:value="14.92622" calcext:value-type="float">
            <text:p>14,92622</text:p>
          </table:table-cell>
          <table:table-cell office:value-type="float" office:value="7.35718" calcext:value-type="float">
            <text:p>7,35718</text:p>
          </table:table-cell>
          <table:table-cell office:value-type="float" office:value="0.002905" calcext:value-type="float">
            <text:p>0,002905</text:p>
          </table:table-cell>
          <table:table-cell office:value-type="float" office:value="9.47606" calcext:value-type="float">
            <text:p>9,47606</text:p>
          </table:table-cell>
          <table:table-cell office:value-type="float" office:value="0.004295" calcext:value-type="float">
            <text:p>0,004295</text:p>
          </table:table-cell>
          <table:table-cell office:value-type="float" office:value="8.49708" calcext:value-type="float">
            <text:p>8,49708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782" calcext:value-type="float">
            <text:p>0,00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32741" calcext:value-type="float">
            <text:p>16,32741</text:p>
          </table:table-cell>
          <table:table-cell office:value-type="float" office:value="16.52237" calcext:value-type="float">
            <text:p>16,52237</text:p>
          </table:table-cell>
          <table:table-cell office:value-type="float" office:value="8.16114" calcext:value-type="float">
            <text:p>8,16114</text:p>
          </table:table-cell>
          <table:table-cell office:value-type="float" office:value="0.003015" calcext:value-type="float">
            <text:p>0,003015</text:p>
          </table:table-cell>
          <table:table-cell office:value-type="float" office:value="10.50127" calcext:value-type="float">
            <text:p>10,50127</text:p>
          </table:table-cell>
          <table:table-cell office:value-type="float" office:value="0.004375" calcext:value-type="float">
            <text:p>0,004375</text:p>
          </table:table-cell>
          <table:table-cell office:value-type="float" office:value="9.40568" calcext:value-type="float">
            <text:p>9,40568</text:p>
          </table:table-cell>
          <table:table-cell office:value-type="float" office:value="0.01421" calcext:value-type="float">
            <text:p>0,01421</text:p>
          </table:table-cell>
          <table:table-cell office:value-type="float" office:value="0.00827" calcext:value-type="float">
            <text:p>0,00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4:16:09.7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1T17:30:35.510000000</dc:date>
    <meta:editing-duration>PT12H16S</meta:editing-duration>
    <meta:editing-cycles>10</meta:editing-cycles>
    <meta:generator>LibreOffice/7.6.7.2$Windows_X86_64 LibreOffice_project/dd47e4b30cb7dab30588d6c79c651f218165e3c5</meta:generator>
    <meta:document-statistic meta:table-count="1" meta:cell-count="220" meta:object-count="0"/>
  </office:meta>
</office:document-meta>
</file>